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塗りつぶしなし線なしオブジェクト">
      <style:graphic-properties draw:textarea-vertical-align="middle" draw:ole-draw-aspect="1"/>
    </style:style>
    <style:style style:name="gr10" style:family="graphic" style:parent-style-name="standard">
      <style:graphic-properties svg:stroke-color="#808080" draw:fill-color="#dddddd" draw:textarea-horizontal-align="justify" draw:textarea-vertical-align="middle" draw:auto-grow-height="fals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notes">
      <style:graphic-properties draw:fill-color="#ffffff" fo:min-height="13.364cm"/>
    </style:style>
    <style:style style:name="pr5" style:family="presentation" style:parent-style-name="標準-title">
      <style:graphic-properties fo:min-height="2.4cm"/>
    </style:style>
    <style:style style:name="pr6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" fo:font-size="36pt" fo:font-weight="normal" style:font-name-asian="メイリオ1" style:font-size-asian="36pt" style:font-weight-asian="normal" style:font-size-complex="36pt" style:font-weight-complex="normal"/>
    </style:style>
    <style:style style:name="P3" style:family="paragraph">
      <style:text-properties fo:color="#006699" style:font-name="Segoe UI" fo:font-size="60pt" fo:font-weight="normal" style:font-name-asian="メイリオ1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" fo:font-size="28pt" style:font-name-asian="メイリオ1" style:font-size-asian="28pt" style:font-size-complex="28pt"/>
    </style:style>
    <style:style style:name="P5" style:family="paragraph">
      <style:text-properties fo:color="#006699" style:font-name="Segoe UI" fo:font-size="40pt" style:font-name-asian="メイリオ1" style:font-size-asian="40pt" style:font-size-complex="40pt"/>
    </style:style>
    <style:style style:name="P6" style:family="paragraph">
      <style:text-properties fo:color="#006699" style:font-name="Segoe UI" fo:font-size="28pt" fo:font-weight="bold" style:font-name-asian="メイリオ1" style:font-size-asian="28pt" style:font-weight-asian="bold" style:font-size-complex="28pt" style:font-weight-complex="bold"/>
    </style:style>
    <style:style style:name="P7" style:family="paragraph">
      <style:text-properties fo:color="#006699" style:font-name="Segoe UI" fo:font-size="36pt" style:font-name-asian="メイリオ1" style:font-size-asian="36pt" style:font-size-complex="36pt"/>
    </style:style>
    <style:style style:name="P8" style:family="paragraph">
      <style:text-properties fo:color="#006699" style:font-name="Segoe UI" fo:font-size="36pt" fo:font-weight="bold" style:font-name-asian="メイリオ1" style:font-size-asian="36pt" style:font-weight-asian="bold" style:font-size-complex="36pt" style:font-weight-complex="bold"/>
    </style:style>
    <style:style style:name="P9" style:family="paragraph">
      <style:text-properties fo:color="#333333" style:font-name="Segoe UI" fo:font-size="36pt" style:font-name-asian="メイリオ1" style:font-size-asian="36pt" style:font-size-complex="36pt"/>
    </style:style>
    <style:style style:name="P10" style:family="paragraph">
      <style:text-properties fo:color="#333333" style:font-name="Segoe UI" fo:font-size="36pt" fo:font-weight="bold" style:font-name-asian="メイリオ1" style:font-size-asian="36pt" style:font-weight-asian="bold" style:font-size-complex="36pt" style:font-weight-complex="bold"/>
    </style:style>
    <style:style style:name="P11" style:family="paragraph">
      <style:text-properties fo:color="#333333" style:font-name="Segoe UI" fo:font-size="24pt" style:font-name-asian="メイリオ1" style:font-size-asian="24pt" style:font-size-complex="24pt"/>
    </style:style>
    <style:style style:name="P12" style:family="paragraph">
      <style:text-properties fo:color="#333333" style:font-name="Segoe UI" fo:font-size="24pt" fo:font-weight="bold" style:font-name-asian="メイリオ1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color="#ffffff" style:font-name="Segoe UI" fo:font-size="28pt" fo:font-weight="bold" style:font-name-asian="メイリオ1" style:font-size-asian="28pt" style:font-weight-asian="bold" style:font-size-complex="28pt" style:font-weight-complex="bold"/>
    </style:style>
    <style:style style:name="P15" style:family="paragraph">
      <style:text-properties style:font-size-asian="20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18pt"/>
    </style:style>
    <style:style style:name="T1" style:family="text">
      <style:text-properties fo:color="#006699" style:font-name="Segoe UI" fo:font-size="36pt" fo:font-weight="normal" style:font-name-asian="メイリオ1" style:font-size-asian="36pt" style:font-weight-asian="normal" style:font-size-complex="36pt" style:font-weight-complex="normal"/>
    </style:style>
    <style:style style:name="T2" style:family="text">
      <style:text-properties fo:color="#006699" style:font-name="Segoe UI" fo:font-size="60pt" fo:font-weight="normal" style:font-name-asian="メイリオ1" style:font-size-asian="60pt" style:font-weight-asian="normal" style:font-size-complex="60pt" style:font-weight-complex="normal"/>
    </style:style>
    <style:style style:name="T3" style:family="text">
      <style:text-properties fo:color="#006699" style:font-name="Segoe UI" fo:font-size="28pt" style:font-name-asian="メイリオ1" style:font-size-asian="28pt" style:font-size-complex="28pt"/>
    </style:style>
    <style:style style:name="T4" style:family="text">
      <style:text-properties fo:color="#006699" style:font-name="Segoe UI" fo:font-size="40pt" style:font-name-asian="メイリオ1" style:font-size-asian="40pt" style:font-size-complex="40pt"/>
    </style:style>
    <style:style style:name="T5" style:family="text">
      <style:text-properties fo:color="#006699" style:font-name="Segoe UI" fo:font-size="36pt" style:font-name-asian="メイリオ1" style:font-size-asian="36pt" style:font-size-complex="36pt"/>
    </style:style>
    <style:style style:name="T6" style:family="text">
      <style:text-properties fo:color="#333333" style:font-name="Segoe UI" fo:font-size="36pt" style:font-name-asian="メイリオ1" style:font-size-asian="36pt" style:font-size-complex="36pt"/>
    </style:style>
    <style:style style:name="T7" style:family="text">
      <style:text-properties fo:color="#333333" style:font-name="Segoe UI" fo:font-size="24pt" style:font-name-asian="メイリオ1" style:font-size-asian="24pt" style:font-size-complex="24pt"/>
    </style:style>
    <style:style style:name="T8" style:family="text">
      <style:text-properties fo:color="#ffffff" style:font-name="Segoe UI" fo:font-size="28pt" fo:font-weight="bold" style:font-name-asian="メイリオ1" style:font-size-asian="28pt" style:font-weight-asian="bold" style:font-size-complex="28pt" style:font-weight-complex="bold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style:font-name="Segoe UI1" style:font-name-asian="Segoe UI1" style:font-name-complex="Segoe UI1"/>
    </style:style>
    <style:style style:name="T11" style:family="text">
      <style:text-properties style:font-name="Courier New" fo:font-size="24pt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style:font-name="メイリオ" style:font-name-asian="メイリオ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custom-shape draw:style-name="gr1" draw:text-style-name="P1" draw:layer="layout" svg:width="22.8cm" svg:height="0.4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2cm" svg:height="2.156cm" svg:x="8.347cm" svg:y="6.666cm">
          <draw:text-box>
            <text:p text:style-name="P2"><text:span text:style-name="T1">プログラミング言語</text:span></text:p>
          </draw:text-box>
        </draw:frame>
        <draw:frame draw:style-name="gr2" draw:text-style-name="P3" draw:layer="layout" svg:width="4.964cm" svg:height="3.066cm" svg:x="3.317cm" svg:y="5.8cm">
          <draw:text-box>
            <text:p text:style-name="P3"><text:span text:style-name="T2">Gura</text:span></text:p>
          </draw:text-box>
        </draw:frame>
        <draw:frame draw:style-name="gr3" draw:text-style-name="P4" draw:layer="layout" svg:width="1.488cm" svg:height="1.733cm" svg:x="19.879cm" svg:y="6.956cm">
          <draw:text-box>
            <text:p text:style-name="P4"><text:span text:style-name="T3">の</text:span></text:p>
          </draw:text-box>
        </draw:frame>
        <draw:frame draw:style-name="gr2" draw:text-style-name="P5" draw:layer="layout" svg:width="3.321cm" svg:height="2.368cm" svg:x="21.079cm" svg:y="6.489cm">
          <draw:text-box>
            <text:p text:style-name="P5"><text:span text:style-name="T4">紹介</text:span></text:p>
          </draw:text-box>
        </draw:frame>
        <draw:frame draw:style-name="gr2" draw:text-style-name="P6" draw:layer="layout" svg:width="8.765cm" svg:height="1.559cm" svg:x="9.635cm" svg:y="10.041cm">
          <draw:text-box>
            <text:p text:style-name="P4"><text:span text:style-name="T3">www.gura-lang.org</text:span></text:p>
          </draw:text-box>
        </draw:frame>
        <draw:frame draw:style-name="gr2" draw:text-style-name="P8" draw:layer="layout" svg:width="7.339cm" svg:height="1.941cm" svg:x="10.261cm" svg:y="16.059cm">
          <draw:text-box>
            <text:p text:style-name="P7"><text:span text:style-name="T5">Yutaka Sai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frame draw:style-name="gr2" draw:text-style-name="P10" draw:layer="layout" svg:width="3.042cm" svg:height="2.156cm" svg:x="1.4cm" svg:y="5.8cm">
          <draw:text-box>
            <text:p text:style-name="P9"><text:span text:style-name="T6">名前</text:span></text:p>
          </draw:text-box>
        </draw:frame>
        <draw:frame draw:style-name="gr2" draw:text-style-name="P10" draw:layer="layout" svg:width="5.582cm" svg:height="2.156cm" svg:x="1.218cm" svg:y="9cm">
          <draw:text-box>
            <text:p text:style-name="P9"><text:span text:style-name="T6">守備範囲</text:span></text:p>
          </draw:text-box>
        </draw:frame>
        <draw:frame draw:style-name="gr2" draw:text-style-name="P10" draw:layer="layout" svg:width="3.042cm" svg:height="2.156cm" svg:x="1.2cm" svg:y="13cm">
          <draw:text-box>
            <text:p text:style-name="P9"><text:span text:style-name="T6">現職</text:span></text:p>
          </draw:text-box>
        </draw:frame>
        <draw:frame draw:style-name="gr5" draw:text-style-name="P10" draw:layer="layout" svg:width="5.242cm" svg:height="2.156cm" svg:x="7.958cm" svg:y="5.644cm">
          <draw:text-box>
            <text:p text:style-name="P9"><text:span text:style-name="T6">斉藤 寛</text:span></text:p>
          </draw:text-box>
        </draw:frame>
        <draw:frame draw:style-name="gr6" draw:text-style-name="P12" draw:layer="layout" svg:width="5.242cm" svg:height="1.67cm" svg:x="12.558cm" svg:y="5.93cm">
          <draw:text-box>
            <text:p text:style-name="P11"><text:span text:style-name="T7">(</text:span><text:span text:style-name="T7">ゆたか</text:span><text:span text:style-name="T7">)</text:span></text:p>
          </draw:text-box>
        </draw:frame>
        <draw:frame draw:style-name="gr5" draw:text-style-name="P10" draw:layer="layout" svg:width="12.4cm" svg:height="2.156cm" svg:x="7.8cm" svg:y="8.8cm">
          <draw:text-box>
            <text:p text:style-name="P9"><text:span text:style-name="T6">組込ファームウェア</text:span></text:p>
          </draw:text-box>
        </draw:frame>
        <draw:frame draw:style-name="gr5" draw:text-style-name="P10" draw:layer="layout" svg:width="3.2cm" svg:height="1.941cm" svg:x="21.6cm" svg:y="8.8cm">
          <draw:text-box>
            <text:p text:style-name="P9"><text:span text:style-name="T6">GUI</text:span></text:p>
          </draw:text-box>
        </draw:frame>
        <draw:frame draw:style-name="gr7" draw:text-style-name="P12" draw:layer="layout" svg:width="2.369cm" svg:height="1.521cm" svg:x="19.4cm" svg:y="9.33cm">
          <draw:text-box>
            <text:p text:style-name="P11"><text:span text:style-name="T7">から</text:span></text:p>
          </draw:text-box>
        </draw:frame>
        <draw:frame draw:style-name="gr7" draw:text-style-name="P12" draw:layer="layout" svg:width="2.369cm" svg:height="1.521cm" svg:x="24.031cm" svg:y="9.4cm">
          <draw:text-box>
            <text:p text:style-name="P11"><text:span text:style-name="T7">まで</text:span></text:p>
          </draw:text-box>
        </draw:frame>
        <draw:custom-shape draw:style-name="gr8" draw:text-style-name="P14" draw:layer="layout" svg:width="14cm" svg:height="2.6cm" svg:x="8.4cm" svg:y="15.4cm">
          <text:p text:style-name="P13"><text:span text:style-name="T8">Gura </text:span><text:span text:style-name="T8">の開発に専念するため</text:span></text:p>
          <draw:enhanced-geometry svg:viewBox="0 0 21600 21600" draw:text-areas="800 800 20800 20800" draw:type="round-rectangular-callout" draw:modifiers="2483.82258410114 -5946.02076124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2" draw:layer="layout" svg:width="5.242cm" svg:height="1.67cm" svg:x="18.2cm" svg:y="18cm">
          <draw:text-box>
            <text:p text:style-name="P11"><text:span text:style-name="T7">としておく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開発の動機</text:p>
          </draw:text-box>
        </draw:frame>
        <draw:frame draw:style-name="gr5" draw:text-style-name="P10" draw:layer="layout" svg:width="18.4cm" svg:height="1.941cm" svg:x="3cm" svg:y="5.8cm">
          <draw:text-box>
            <text:p text:style-name="P9"><text:span text:style-name="T6">x = [-4, -3, -2, -1, 0, 1, 2, 3, 4]</text:span></text:p>
          </draw:text-box>
        </draw:frame>
        <draw:frame draw:style-name="gr5" draw:text-style-name="P10" draw:layer="layout" svg:width="18.4cm" svg:height="1.941cm" svg:x="3cm" svg:y="7.659cm">
          <draw:text-box>
            <text:p text:style-name="P9"><text:span text:style-name="T6">y = x * 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5" draw:layer="layout" svg:width="25.2cm" svg:height="2.4cm" svg:x="1.4cm" svg:y="0.8cm" presentation:class="title" presentation:user-transformed="true">
          <draw:text-box>
            <text:p>Quick View on Gura文法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基本的にC++やJavaに似ている</text:p>
              </text:list-item>
              <text:list-item>
                <text:p>モジュールの扱いやネームスペースはPythonから</text:p>
              </text:list-item>
              <text:list-item>
                <text:p>ブロック式の構文をRubyから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5" draw:layer="layout" svg:width="25.2cm" svg:height="4.688cm" svg:x="1.4cm" svg:y="-0.007cm" presentation:class="title" presentation:user-transformed="true">
          <draw:text-box>
            <text:p>Quick View on Gura文法<text:line-break/><text:span text:style-name="T9">─</text:span> リテラル <text:span text:style-name="T9">─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数値リテラル</text:p>
              </text:list-item>
              <text:list-item>
                <text:p>文字列リテラル</text:p>
                <text:p/>
                <text:p/>
              </text:list-item>
            </text:list>
          </draw:text-box>
        </draw:frame>
        <draw:frame draw:style-name="gr9" draw:text-style-name="P1" draw:layer="layout" svg:width="1.999cm" svg:height="0.999cm" svg:x="13.023cm" svg:y="10.0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5" draw:layer="layout" svg:width="25.2cm" svg:height="4.717cm" svg:x="1.4cm" svg:y="-0.021cm" presentation:class="title" presentation:user-transformed="true">
          <draw:text-box>
            <text:p>Quick View on Gura文法<text:line-break/><text:span text:style-name="T10">―</text:span> 変数と関数 <text:span text:style-name="T10">―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  <text:p><text:line-break/><text:line-break/></text:p>
              </text:list-item>
              <text:list-item>
                <text:p>関数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9" draw:text-style-name="P1" draw:layer="layout" svg:width="1.999cm" svg:height="0.999cm" svg:x="13.023cm" svg:y="10.0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0" draw:text-style-name="P17" draw:layer="layout" svg:width="22cm" svg:height="2.8cm" svg:x="2.8cm" svg:y="12.2cm">
          <text:p text:style-name="P16"><text:span text:style-name="T11">f(x) = println(x)</text:span></text:p>
          <text:p text:style-name="P16"><text:span text:style-name="T12"/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2cm" svg:height="2.8cm" svg:x="2.8cm" svg:y="7cm">
          <text:p text:style-name="P16"><text:span text:style-name="T11">x = 3</text:span></text:p>
          <text:p text:style-name="P16"><text:span text:style-name="T11">y = 'hoge'</text:span></text:p>
          <text:p text:style-name="P1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5" draw:layer="layout" svg:width="25.2cm" svg:height="4.717cm" svg:x="1.4cm" svg:y="0.007cm" presentation:class="title" presentation:user-transformed="true">
          <draw:text-box>
            <text:p>Quick View on Gura文法<text:line-break/><text:span text:style-name="T10">― </text:span>リスト <text:span text:style-name="T10">―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リスト</text:p>
              </text:list-item>
              <text:list-item>
                <text:p>イテレータ</text:p>
              </text:list-item>
              <text:list-item>
                <text:p>配列</text:p>
              </text:list-item>
              <text:list-item>
                <text:p>辞書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5" draw:layer="layout" svg:width="25.2cm" svg:height="4.717cm" svg:x="1.4cm" svg:y="-0.021cm" presentation:class="title" presentation:user-transformed="true">
          <draw:text-box>
            <text:p>Quick View on Gura文法<text:line-break/><text:span text:style-name="T10">―</text:span><text:span text:style-name="T9"> </text:span><text:span text:style-name="T13">オブジェクト指向</text:span><text:span text:style-name="T9"> </text:span><text:span text:style-name="T10">―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クラスとインスタンス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暗黙的マッピング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メンバーマッピング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ブロック式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3" draw:layer="layout" svg:width="25.199cm" svg:height="4.717cm" svg:x="1.4cm" svg:y="0.232cm" presentation:class="title">
          <draw:text-box>
            <text:p>ハブとしてのGura<text:line-break/><text:span text:style-name="T9">─</text:span> イメージオブジェクト <text:span text:style-name="T9">─</text:span>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3" draw:layer="layout" svg:width="25.199cm" svg:height="4.717cm" svg:x="1.4cm" svg:y="0.233cm" presentation:class="title" presentation:user-transformed="true">
          <draw:text-box>
            <text:p>ハブとしてのGura<text:line-break/><text:span text:style-name="T10">―</text:span><text:span text:style-name="T9"> </text:span>ストリームオブジェクト <text:span text:style-name="T10">―</text:span>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標準添付モジュール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アプリケーションの紹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おうちで証明写真 Gura Sho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333333" style:text-outline="false" style:text-line-through-style="none" style:text-line-through-type="none" style:font-name="Segoe UI" fo:font-family="'Segoe UI'" style:font-style-name="標準" style:font-family-generic="swiss" style:font-pitch="variable" fo:font-size="32pt" fo:font-style="normal" fo:text-shadow="none" style:text-underline-style="none" fo:font-weight="normal" style:letter-kerning="true" style:font-name-asian="メイリオ" style:font-family-asian="メイリオ" style:font-family-generic-asian="modern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3" style:family="presentation" style:parent-style-name="標準-outline2">
      <style:paragraph-properties fo:margin-top="0cm" fo:margin-bottom="0.3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4" style:family="presentation" style:parent-style-name="標準-outline3">
      <style:paragraph-properties fo:margin-top="0cm" fo:margin-bottom="0.2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5" style:family="presentation" style:parent-style-name="標準-outline4">
      <style:paragraph-properties fo:margin-top="0cm" fo:margin-bottom="0.1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6" style:family="presentation" style:parent-style-name="標準-outline5">
      <style:paragraph-properties fo:margin-top="0cm" fo:margin-bottom="0.1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7" style:family="presentation" style:parent-style-name="標準-outline6">
      <style:paragraph-properties fo:margin-top="0cm" fo:margin-bottom="0.1cm"/>
      <style:text-properties fo:color="#333333" style:font-name="Segoe UI" fo:font-family="'Segoe UI'" style:font-style-name="標準" style:font-family-generic="swiss" style:font-pitch="variable" fo:font-size="32pt" style:font-name-asian="メイリオ" style:font-family-asian="メイリオ" style:font-family-generic-asian="modern" style:font-pitch-asian="variable" style:font-size-asian="32pt" style:font-size-complex="32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color="#3465a4" draw:fill-gradient-name="Deep_20_Blue" draw:textarea-vertical-align="middle" draw:auto-grow-height="false"/>
    </style:style>
    <style:style style:name="Mpr2" style:family="presentation" style:parent-style-name="標準-title">
      <style:graphic-properties draw:auto-grow-height="false" fo:min-height="3.507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15:53:32.905000000</meta:creation-date>
    <dc:date>2014-07-13T20:22:04.328000000</dc:date>
    <meta:editing-duration>PT1H33M37S</meta:editing-duration>
    <meta:editing-cycles>38</meta:editing-cycles>
    <meta:generator>LibreOffice/4.2.5.2$Windows_x86 LibreOffice_project/6ff819b65674ae6c83f3cbab9e4a4c2b292a7a94</meta:generator>
    <meta:document-statistic meta:object-count="102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